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Заголовок3" style:master-page-name="MP0" style:family="paragraph">
      <style:paragraph-properties fo:break-before="page" fo:text-align="center" fo:line-height="115%"/>
      <style:text-properties style:font-name="Times New Roman" fo:color="#000000" fo:font-size="16pt" style:font-size-asian="16pt" style:font-size-complex="16pt"/>
    </style:style>
    <style:style style:name="P2" style:parent-style-name="Textbody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" style:parent-style-name="Textbody" style:family="paragraph">
      <style:paragraph-properties fo:margin-top="0.1083in" fo:margin-bottom="0.1083in"/>
    </style:style>
    <style:style style:name="T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" style:parent-style-name="Textbody" style:family="paragraph">
      <style:paragraph-properties fo:margin-top="0.1083in" fo:margin-bottom="0.1083in"/>
    </style:style>
    <style:style style:name="T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1" style:parent-style-name="Textbody" style:family="paragraph">
      <style:paragraph-properties fo:margin-top="0.1083in" fo:margin-bottom="0.1083in"/>
    </style:style>
    <style:style style:name="T1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3" style:parent-style-name="Textbody" style:family="paragraph">
      <style:paragraph-properties fo:margin-top="0.1083in" fo:margin-bottom="0.1083in"/>
    </style:style>
    <style:style style:name="T1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5" style:parent-style-name="Textbody" style:family="paragraph">
      <style:paragraph-properties fo:margin-top="0.1083in" fo:margin-bottom="0.1083in"/>
    </style:style>
    <style:style style:name="T1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8" style:parent-style-name="Textbody" style:family="paragraph">
      <style:paragraph-properties fo:margin-top="0.1083in" fo:margin-bottom="0.1083in"/>
    </style:style>
    <style:style style:name="T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0" style:parent-style-name="Textbody" style:family="paragraph">
      <style:paragraph-properties fo:margin-top="0.1083in" fo:margin-bottom="0.1083in"/>
    </style:style>
    <style:style style:name="T2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2" style:parent-style-name="Заголовок3" style:family="paragraph">
      <style:paragraph-properties fo:margin-top="0.1083in" fo:margin-bottom="0.1083in" fo:line-height="115%"/>
      <style:text-properties style:font-name="Times New Roman" fo:color="#000000" fo:font-size="20pt" style:font-size-asian="20pt" style:font-size-complex="20pt"/>
    </style:style>
    <style:style style:name="P23" style:parent-style-name="Textbody" style:family="paragraph">
      <style:paragraph-properties fo:margin-top="0.1083in" fo:margin-bottom="0.1083in"/>
      <style:text-properties style:font-name="Times New Roman" fo:color="#000000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5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0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1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8" style:parent-style-name="Textbody" style:family="paragraph">
      <style:paragraph-properties fo:margin-bottom="0in"/>
    </style:style>
    <style:style style:name="T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0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/>
    </style:style>
    <style:style style:name="P51" style:parent-style-name="Textbody" style:family="paragraph">
      <style:text-properties style:font-name="Times New Roman" fo:color="#000000" fo:font-size="14pt" style:font-size-asian="14pt" style:font-size-complex="14pt"/>
    </style:style>
    <style:style style:name="P52" style:parent-style-name="Textbody" style:family="paragraph">
      <style:text-properties style:font-name="Times New Roman" fo:color="#000000" fo:font-size="14pt" style:font-size-asian="14pt" style:font-size-complex="14pt"/>
    </style:style>
    <style:style style:name="P53" style:parent-style-name="Textbody" style:family="paragraph">
      <style:text-properties style:font-name="Times New Roman" fo:color="#000000" fo:font-size="14pt" style:font-size-asian="14pt" style:font-size-complex="14pt"/>
    </style:style>
    <style:style style:name="P54" style:parent-style-name="Заголовок3" style:family="paragraph">
      <style:paragraph-properties fo:margin-top="0.1083in" fo:margin-bottom="0.1083in" fo:line-height="115%"/>
      <style:text-properties style:font-name="Times New Roman" fo:color="#000000" fo:font-size="20pt" style:font-size-asian="20pt" style:font-size-complex="20pt"/>
    </style:style>
    <style:style style:name="P55" style:parent-style-name="Textbody" style:family="paragraph">
      <style:paragraph-properties fo:margin-top="0.1083in" fo:margin-bottom="0.1083in"/>
      <style:text-properties style:font-name="Times New Roman" fo:color="#000000" fo:font-size="14pt" style:font-size-asian="14pt" style:font-size-complex="14pt"/>
    </style:style>
    <style:style style:name="P56" style:parent-style-name="Textbody" style:family="paragraph">
      <style:paragraph-properties fo:margin-top="0.1083in" fo:margin-bottom="0.1083in"/>
      <style:text-properties style:font-name="Times New Roman" fo:color="#000000" fo:font-size="14pt" style:font-size-asian="14pt" style:font-size-complex="14pt"/>
    </style:style>
    <style:style style:name="P57" style:parent-style-name="Textbody" style:family="paragraph">
      <style:paragraph-properties fo:margin-top="0.1083in" fo:margin-bottom="0.1083in"/>
      <style:text-properties style:font-name="Times New Roman" fo:color="#000000" fo:font-size="14pt" style:font-size-asian="14pt" style:font-size-complex="14pt"/>
    </style:style>
    <style:style style:name="P58" style:parent-style-name="Textbody" style:family="paragraph">
      <style:paragraph-properties fo:margin-top="0.1083in" fo:margin-bottom="0.1083in"/>
      <style:text-properties style:font-name="Times New Roman" fo:color="#000000" fo:font-size="14pt" style:font-size-asian="14pt" style:font-size-complex="14pt"/>
    </style:style>
    <style:style style:name="P59" style:parent-style-name="Заголовок3" style:family="paragraph">
      <style:paragraph-properties fo:line-height="115%"/>
      <style:text-properties style:font-name="Times New Roman" fo:color="#000000" fo:font-size="20pt" style:font-size-asian="20pt" style:font-size-complex="20pt"/>
    </style:style>
    <style:style style:name="T60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61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62" style:parent-style-name="Textbody" style:family="paragraph"/>
    <style:style style:name="T63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64" style:parent-style-name="Textbody" style:family="paragraph"/>
    <style:style style:name="T65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66" style:parent-style-name="Заголовок3" style:family="paragraph">
      <style:paragraph-properties fo:line-height="115%"/>
      <style:text-properties style:font-name="Times New Roman" fo:color="#000000" fo:font-size="20pt" style:font-size-asian="20pt" style:font-size-complex="20pt"/>
    </style:style>
    <style:style style:name="T67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68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69" style:parent-style-name="Textbody" style:family="paragraph"/>
    <style:style style:name="T70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71" style:parent-style-name="Textbody" style:family="paragraph"/>
    <style:style style:name="T72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73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74" style:parent-style-name="Textbody" style:family="paragraph"/>
    <style:style style:name="T75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76" style:parent-style-name="Заголовок3" style:family="paragraph">
      <style:paragraph-properties fo:line-height="115%"/>
      <style:text-properties style:font-name="Times New Roman" fo:color="#000000" fo:font-size="20pt" style:font-size-asian="20pt" style:font-size-complex="20pt"/>
    </style:style>
    <style:style style:name="T77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78" style:parent-style-name="Textbody" style:family="paragraph">
      <style:paragraph-properties fo:margin-top="0.1083in" fo:margin-bottom="0.1083in"/>
    </style:style>
    <style:style style:name="T79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80" style:parent-style-name="Заголовок3" style:family="paragraph">
      <style:paragraph-properties fo:margin-top="0.1083in" fo:margin-bottom="0.1083in" fo:line-height="115%"/>
      <style:text-properties style:font-name="Times New Roman" fo:color="#000000" fo:font-size="20pt" style:font-size-asian="20pt" style:font-size-complex="20pt"/>
    </style:style>
    <style:style style:name="P81" style:parent-style-name="Textbody" style:family="paragraph">
      <style:paragraph-properties fo:margin-top="0.1083in" fo:margin-bottom="0.1083in"/>
    </style:style>
    <style:style style:name="T82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83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84" style:parent-style-name="Textbody" style:family="paragraph">
      <style:paragraph-properties fo:margin-top="0.1083in" fo:margin-bottom="0.1083in"/>
    </style:style>
    <style:style style:name="T85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86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87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88" style:parent-style-name="Заголовок3" style:family="paragraph">
      <style:paragraph-properties fo:margin-top="0.1083in" fo:margin-bottom="0.1083in" fo:line-height="115%"/>
      <style:text-properties style:font-name="Times New Roman" fo:color="#000000" fo:font-size="20pt" style:font-size-asian="20pt" style:font-size-complex="20pt"/>
    </style:style>
    <style:style style:name="P89" style:parent-style-name="Textbody" style:family="paragraph">
      <style:paragraph-properties fo:margin-top="0.1083in" fo:margin-bottom="0.1083in"/>
    </style:style>
    <style:style style:name="T90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91" style:parent-style-name="Заголовок3" style:family="paragraph">
      <style:paragraph-properties fo:margin-top="0.1083in" fo:margin-bottom="0.1083in" fo:line-height="115%"/>
      <style:text-properties style:font-name="Times New Roman" fo:color="#000000" fo:font-size="20pt" style:font-size-asian="20pt" style:font-size-complex="20pt"/>
    </style:style>
    <style:style style:name="P92" style:parent-style-name="Textbody" style:family="paragraph">
      <style:paragraph-properties fo:margin-top="0.1083in" fo:margin-bottom="0.1083in"/>
    </style:style>
    <style:style style:name="T93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94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95" style:parent-style-name="Textbody" style:family="paragraph">
      <style:paragraph-properties fo:margin-top="0.1083in" fo:margin-bottom="0.1083in"/>
    </style:style>
    <style:style style:name="T96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T97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98" style:parent-style-name="Textbody" style:family="paragraph">
      <style:paragraph-properties fo:margin-top="0.1083in" fo:margin-bottom="0.1083in"/>
    </style:style>
    <style:style style:name="T99" style:parent-style-name="Выделение" style:family="text">
      <style:text-properties style:font-name="Times New Roman" fo:font-style="normal" style:font-style-asian="normal" fo:color="#000000" fo:font-size="14pt" style:font-size-asian="14pt" style:font-size-complex="14pt"/>
    </style:style>
    <style:style style:name="P100" style:parent-style-name="Standard" style:family="paragraph">
      <style:paragraph-properties fo:line-height="115%"/>
      <style:text-properties style:font-name="Times New Roman" fo:color="#000000" fo:font-size="14pt" style:font-size-asian="14pt" style:font-size-complex="14pt"/>
    </style:style>
  </office:automatic-styles>
  <office:body>
    <office:text text:use-soft-page-breaks="true">
      <text:h text:style-name="P1" text:outline-level="3">Пользовательское соглашение сайта mysite.ru</text:h>
      <text:p text:style-name="P2"/>
      <text:p text:style-name="Textbody"><text:span text:style-name="T3">Настоящий документ «</text:span><text:span text:style-name="T4">Пользовательское соглашение</text:span><text:span text:style-name="T5">» представляет собой предложение ООО «Tritium» (далее — «Администрация»), заключить договор<text:s/></text:span><text:span text:style-name="T6">на изложенных ниже условиях Соглашения.</text:span></text:p>
      <text:p text:style-name="P7"><text:span text:style-name="T8">1. Общие положения Пользовательского соглашения</text:span></text:p>
      <text:p text:style-name="P9"><text:span text:style-name="T10">2. Условия пользования по Соглашению</text:span></text:p>
      <text:p text:style-name="P11"><text:span text:style-name="T12">3. Лицензия на использование Сайта и допустимое использование Сервиса</text:span></text:p>
      <text:p text:style-name="P13"><text:span text:style-name="T14">4. Гарантии Пользователя по Соглашению</text:span></text:p>
      <text:p text:style-name="P15"><text:span text:style-name="T16">5. Лицензия на использ</text:span><text:span text:style-name="T17">ование пользовательского контента</text:span></text:p>
      <text:p text:style-name="P18"><text:span text:style-name="T19">6. Ограничения использования</text:span></text:p>
      <text:p text:style-name="P20"><text:span text:style-name="T21">7. Уведомления и рассылка</text:span></text:p>
      <text:h text:style-name="P22" text:outline-level="3"><text:bookmark-start text:name="1"/><text:bookmark-end text:name="1"/>1. Общие положения Пользовательского соглашения</text:h>
      <text:p text:style-name="P23">1.1. В настоящем документе и вытекающих или связанным с ним отношениях Сторон применяются следующие термины и определения:</text:p>
      <text:p text:style-name="Textbody"><text:span text:style-name="T24">а) </text:span><text:span text:style-name="T25">Платформа</text:span><text:span text:style-name="T26"> — программно-аппаратные средства, интегрированные с Сайтом Администрации;</text:span><text:span text:style-name="T27"><text:line-break/></text:span><text:span text:style-name="T28"><text:line-break/></text:span><text:span text:style-name="T29">б) </text:span><text:span text:style-name="T30">Пользователь</text:span><text:span text:style-name="T31"> — дееспособное физическое лицо, присоединившееся к настоящему Соглашению в собственном интересе либо выступающее от имени и в интересах представляем</text:span><text:span text:style-name="T32">ого им юридического лица.</text:span><text:span text:style-name="T33"><text:line-break/></text:span><text:span text:style-name="T34"><text:line-break/></text:span><text:span text:style-name="T35">в) </text:span><text:span text:style-name="T36">Сайт Администрации/ Сайт</text:span><text:span text:style-name="T37"> — интернет-сайты, размещенные в домене ________.ru и его поддоменах.</text:span><text:span text:style-name="T38"><text:line-break/></text:span><text:span text:style-name="T39"><text:line-break/></text:span><text:span text:style-name="T40">г) </text:span><text:span text:style-name="T41">Сервис</text:span><text:span text:style-name="T42"> — комплекс услуг и лицензия, предоставляемые Пользователю с использованием Платформы.</text:span><text:span text:style-name="T43"><text:line-break/></text:span><text:span text:style-name="T44"><text:line-break/></text:span><text:span text:style-name="T45">д) Соглашение - настоящее соглашен</text:span><text:span text:style-name="T46">ие со всеми дополнениями и изменениями.</text:span></text:p>
      <text:p text:style-name="Textbody"/>
      <text:p text:style-name="Textbody"><text:span text:style-name="T47">1.2. Использование вами Сервиса любым способом и в любой форме в пределах его объявленных функциональных возможностей, включая:</text:span></text:p>
      <text:soft-page-break/>
      <text:list text:style-name="LFO1" text:continue-numbering="true">
        <text:list-item>
          <text:p text:style-name="P48"><text:span text:style-name="T49">просмотр размещенных на Сайте материалов;</text:span></text:p>
        </text:list-item>
        <text:list-item>
          <text:p text:style-name="P50">регистрация и/или авторизация на Сайте,</text:p>
        </text:list-item>
        <text:list-item>
          <text:p text:style-name="P51">размещение или отображение на Сайте любых материалов, включая но не ограничиваясь такими как: тексты, гипертекстовые ссылки, изображения, аудио и видео- файлы, сведения и/или иная информация,</text:p>
        </text:list-item>
      </text:list>
      <text:p text:style-name="P52">создает договор на условиях настоящего Соглашения в соответствии<text:s/>с положениями ст.437 и 438 Гражданского кодекса Российской Федерации.</text:p>
      <text:p text:style-name="P53">1.3. Воспользовавшись любой из указанных выше возможностей по использованию Сервиса вы подтверждаете, что:<text:line-break/><text:line-break/>а) Ознакомились с условиями настоящего Соглашения в полном объеме до начала использования Сервиса.<text:line-break/><text:line-break/>б) Принимаете все условия настоящего Соглашения в полном объеме без каких-либо изъятий и ограничений с вашей стороны и обязуетесь их соблюдать или прекратить использование Сервиса. Если вы не согласны с условиями настоящего Соглашения или не имеете права на заключение договора на их основе, вам следует незамедлительно прекратить любое использование Сервиса.<text:line-break/><text:line-break/>в) Соглашение (в том числе любая из его частей) может быть изменено Администрацией без какого-либо специального уведомления. Новая редакция Соглашения вступает в силу с момента ее размещения на Сайте Администрации либо доведения до сведения Пользователя в иной удобной форме, если иное не предусмотрено новой редакцией Соглашения.</text:p>
      <text:h text:style-name="P54" text:outline-level="3"><text:bookmark-start text:name="2"/><text:bookmark-end text:name="2"/>2. Условия пользования по Соглашению</text:h>
      <text:p text:style-name="P55">2.1. Использование функциональных возможностей Сервиса допускается только после прохождения Пользователем регистрации и авторизации на Сайте в соответствии с установленной Администрацией процедурой.</text:p>
      <text:p text:style-name="P56"/>
      <text:p text:style-name="P57">2.2. Технические, организационные и коммерческие условия использования Сервиса, в том числе его функциональных возможностей доводятся до сведения Пользователей путем отдельного размещения на Сайте или путем нотификации Пользователей.</text:p>
      <text:p text:style-name="P58">2.3. Выбранные Пользователем никнейм, логин и пароль являются необходимой и достаточной информацией для доступа Пользователя на Сайт. Пользователь<text:s/><text:soft-page-break/>не имеет права передавать свои никнейм, логин и пароль третьим лицам, несет полную ответственность за их сохранность, самостоятельно выбирая способ их хранения.</text:p>
      <text:h text:style-name="P59" text:outline-level="3"><text:bookmark-start text:name="3"/><text:bookmark-end text:name="3"/>3. Лицензия на использование Сайта и допустимое использование Сервиса</text:h>
      <text:p text:style-name="Textbody"><text:span text:style-name="T60">В данном разделе описываются разрешенные способы использования Сайта и предоставляемого на его основе Сервиса. Безвозмездность лицензии препятствует применению Закона О защите прав потребителя в случае, когда на стороне пользова</text:span><text:span text:style-name="T61">теля – физическое лицо.</text:span></text:p>
      <text:list text:style-name="LFO2" text:continue-numbering="true">
        <text:list-item>
          <text:p text:style-name="P62"><text:span text:style-name="T63">Просмотр и использование материалов, предоставляемых сайтом, в некоммерческих целях.</text:span></text:p>
        </text:list-item>
        <text:list-item>
          <text:p text:style-name="P64"><text:span text:style-name="T65">Использование материалов, предоставляемых сайтом, в коммерческих целях в случае заключения договора с администрацией сайта.</text:span></text:p>
        </text:list-item>
      </text:list>
      <text:h text:style-name="P66" text:outline-level="3"><text:bookmark-start text:name="4"/><text:bookmark-end text:name="4"/>4. Гарантии Пользователя по Соглашению</text:h>
      <text:p text:style-name="Textbody"><text:span text:style-name="T67">В разделе указываются гарантии и заверения со стороны пользователя о соблюдении требований законодательства и Пользовательского соглашения при использовании Сайта и Сервиса на его основе. Данные положения необходимы, в частности, для послед</text:span><text:span text:style-name="T68">ующего возложения ответственности на пользователя за нарушения законодательства или прав третьих лиц в связи с публикацией на сайте противоправных материалов.</text:span></text:p>
      <text:list text:style-name="LFO3" text:continue-numbering="true">
        <text:list-item>
          <text:p text:style-name="P69"><text:span text:style-name="T70">Пользователь обязуется не встраивать вредоносный код на сайт.</text:span></text:p>
        </text:list-item>
        <text:list-item>
          <text:p text:style-name="P71"><text:span text:style-name="T72">Пользователь гарантирует не изменят</text:span><text:span text:style-name="T73">ь/редактировать/удалять имеющиеся на сайте данные любым незаконным способом.</text:span></text:p>
        </text:list-item>
        <text:list-item>
          <text:p text:style-name="P74"><text:span text:style-name="T75">Пользователь не имеет права копировать/передавать третьим лица материалы, предоставляемые на сайте, без указания источника.</text:span></text:p>
        </text:list-item>
      </text:list>
      <text:h text:style-name="P76" text:outline-level="3"><text:bookmark-start text:name="5"/><text:bookmark-end text:name="5"/>5. Лицензия на использование пользовательского контента</text:h>
      <text:p text:style-name="Textbody"><text:span text:style-name="T77">При организации социального сервиса или платформы для размещения пользователями различных материалов в публичном доступе необходимо оформлять лицензионное соглашение с каждым пользователем на использование его материалов в рамках такого Интернет-сервиса.</text:span></text:p>
      <text:soft-page-break/>
      <text:p text:style-name="P78"><text:span text:style-name="T79">Кроме того, получение лицензии подтверждает факт использования контента с разрешения пользователя, который отвечает за наличие у него полномочий на выдачу такой лицензии.</text:span></text:p>
      <text:h text:style-name="P80" text:outline-level="3"><text:bookmark-start text:name="6"/><text:bookmark-end text:name="6"/>6. Ограничения использования</text:h>
      <text:p text:style-name="P81"><text:span text:style-name="T82">В Пользовательском соглашении необходимо с достаточной я</text:span><text:span text:style-name="T83">сностью изложить условия об ограничении ответственности за предоставление и использование Сервиса, в том числе публикуемый с его использованием пользовательский контент.</text:span></text:p>
      <text:p text:style-name="P84"><text:span text:style-name="T85">Помимо этого, соблюдение требований федерального закона Об информации в редакции новог</text:span><text:span text:style-name="T86">о антипиратского закона предполагает удаление информационным посредником спорных материалов по первому обращению правообладателя. Поэтому Пользовательское соглашение должно предоставлять владельцу интернет-сервиса такую возможность без предварительного сог</text:span><text:span text:style-name="T87">ласования и уведомления пользователя.</text:span></text:p>
      <text:h text:style-name="P88" text:outline-level="3"><text:bookmark-start text:name="7"/><text:bookmark-end text:name="7"/>7. Уведомления и рассылка</text:h>
      <text:p text:style-name="P89"><text:span text:style-name="T90">Данное положение Соглашения направлено на соблюдение требований о недопущении СПАМа.</text:span></text:p>
      <text:h text:style-name="P91" text:outline-level="3">8. Условия использования аналога собственноручной подписи</text:h>
      <text:p text:style-name="P92"><text:span text:style-name="T93">Раздел включает порядок использования логина и<text:s/></text:span><text:span text:style-name="T94">пароля или адреса электронной почты в качестве ключа простой электронной подписи. Данное условие необходимо для придания юридической силы всем действиям сторон и упрощения возможного документооборота.</text:span></text:p>
      <text:list text:style-name="LFO4" text:continue-numbering="true">
        <text:list-item>
          <text:p text:style-name="P95"><text:span text:style-name="T96">Используя адрес электронной почты при регистрации, поль</text:span><text:span text:style-name="T97">зователь подтверждает то, что он является его уполномоченным собственником.</text:span></text:p>
        </text:list-item>
        <text:list-item>
          <text:p text:style-name="P98"><text:span text:style-name="T99">Администрация сайта не несёт ответственности за потерю/кражу данных пользователя в случае хакерских атак.</text:span></text:p>
        </text:list-item>
      </text:list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sha</meta:initial-creator>
    <dc:creator>Masha</dc:creator>
    <meta:creation-date>2023-04-19T12:19:00Z</meta:creation-date>
    <dc:date>2023-04-19T12:19:00Z</dc:date>
    <meta:print-date>2023-04-19T12:11:00Z</meta:print-date>
    <meta:template xlink:href="Normal.dotm" xlink:type="simple"/>
    <meta:editing-cycles>2</meta:editing-cycles>
    <meta:editing-duration>PT60S</meta:editing-duration>
    <meta:document-statistic meta:page-count="4" meta:paragraph-count="12" meta:word-count="970" meta:character-count="6492" meta:row-count="46" meta:non-whitespace-character-count="5534"/>
  </office:meta>
</office:document-meta>
</file>